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52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1.675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8366in"/>
    </style:style>
    <style:style style:name="co6" style:family="table-column">
      <style:table-column-properties fo:break-before="auto" style:column-width="2.2547in"/>
    </style:style>
    <style:style style:name="co7" style:family="table-column">
      <style:table-column-properties fo:break-before="auto" style:column-width="1.8791in"/>
    </style:style>
    <style:style style:name="co8" style:family="table-column">
      <style:table-column-properties fo:break-before="auto" style:column-width="0.7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33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36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3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36">
      <style:table-cell-properties fo:background-color="#ffff00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33">
      <style:table-cell-properties style:text-align-source="fix" style:repeat-content="false"/>
      <style:paragraph-properties fo:text-align="center" fo:margin-left="0in"/>
      <style:text-properties style:font-name="Arial" style:font-name-asian="WenQuanYi Micro Hei" style:font-name-complex="Lohit Hindi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60"/>
    <style:style style:name="ce14" style:family="table-cell" style:parent-style-name="Default" style:data-style-name="N132">
      <style:table-cell-properties fo:background-color="#ffff00"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28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28">
      <style:table-cell-properties fo:background-color="#ffff00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ff00"/>
    </style:style>
    <style:style style:name="T1" style:family="text">
      <style:text-properties style:text-position="33%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Run3408</text:p>
          </table:table-cell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ce1" office:value-type="string" calcext:value-type="string">
            <text:p>***Efficiency Tests. Measurements from Maestro for live time and from Radware for photopeak area.***</text:p>
          </table:table-cell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Default"/>
          <table:table-cell table:style-name="ce2" office:value-type="string" calcext:value-type="string">
            <text:p>Source Data</text:p>
          </table:table-cell>
          <table:table-cell table:style-name="ce2" office:value-type="string" calcext:value-type="string">
            <text:p>Err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riginal activity (s<text:span text:style-name="T1">-1</text:span>)</text:p>
          </table:table-cell>
          <table:table-cell table:style-name="ce4" table:formula="of:=38480" office:value-type="float" office:value="38480" calcext:value-type="float">
            <text:p>38480</text:p>
          </table:table-cell>
          <table:table-cell table:formula="of:=0.01*[.B4]" office:value-type="float" office:value="384.8" calcext:value-type="float">
            <text:p>384.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alf life (s)</text:p>
          </table:table-cell>
          <table:table-cell table:formula="of:=5.272*365.25*24*60*60" office:value-type="float" office:value="166371667.2" calcext:value-type="float">
            <text:p>166371667.2</text:p>
          </table:table-cell>
          <table:table-cell table:style-name="ce11" table:formula="of:=0.001*365.25*24*60*60" office:value-type="float" office:value="31557.6" calcext:value-type="float">
            <text:p>31557.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ifetime (s)</text:p>
          </table:table-cell>
          <table:table-cell table:formula="of:=[.B5]/LN(2)" office:value-type="float" office:value="240023579.213869" calcext:value-type="float">
            <text:p>240023579.2</text:p>
          </table:table-cell>
          <table:table-cell table:style-name="ce11" table:formula="of:=[.B6]*([.C5]/[.B5])" office:value-type="float" office:value="45527.9930223576" calcext:value-type="float">
            <text:p>45528.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e of calibration</text:p>
          </table:table-cell>
          <table:table-cell table:style-name="ce6" office:value-type="date" office:date-value="2007-06-01" calcext:value-type="date">
            <text:p>06/01/2007</text:p>
          </table:table-cell>
          <table:table-cell office:value-type="string" calcext:value-type="string">
            <text:p>---</text:p>
          </table:table-cell>
          <table:table-cell table:number-columns-repeated="18"/>
        </table:table-row>
        <table:table-row table:style-name="ro1">
          <table:table-cell/>
          <table:table-cell table:style-name="ce6"/>
          <table:table-cell table:number-columns-repeated="19"/>
        </table:table-row>
        <table:table-row table:style-name="ro1">
          <table:table-cell office:value-type="string" calcext:value-type="string">
            <text:p>Frequency</text:p>
          </table:table-cell>
          <table:table-cell table:style-name="ce7" table:formula="of:=1/(1.4*0.001)" office:value-type="float" office:value="714.285714285714" calcext:value-type="float">
            <text:p>714.28571428571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umber of pulses recorded</text:p>
          </table:table-cell>
          <table:table-cell table:style-name="ce7" office:value-type="string" calcext:value-type="string">
            <text:p>376573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ve time</text:p>
          </table:table-cell>
          <table:table-cell table:style-name="ce7" table:formula="of:=[.B10]/[.B9]" office:value-type="float" office:value="5272.0262" calcext:value-type="float">
            <text:p>5272.0262</text:p>
          </table:table-cell>
          <table:table-cell table:number-columns-repeated="19"/>
        </table:table-row>
        <table:table-row table:style-name="ro1">
          <table:table-cell/>
          <table:table-cell table:style-name="ce6"/>
          <table:table-cell table:number-columns-repeated="19"/>
        </table:table-row>
        <table:table-row table:style-name="ro1">
          <table:table-cell table:style-name="ce1" office:value-type="string" calcext:value-type="string">
            <text:p>All Data taken with the source 25 cm below the bottom face of the detector unless otherwise stated</text:p>
          </table:table-cell>
          <table:table-cell table:style-name="ce6"/>
          <table:table-cell table:number-columns-repeated="19"/>
        </table:table-row>
        <table:table-row table:style-name="ro1">
          <table:table-cell table:style-name="Default" office:value-type="string" calcext:value-type="string">
            <text:p>Channel 1</text:p>
          </table:table-cell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Default"/>
          <table:table-cell table:style-name="ce2" office:value-type="string" calcext:value-type="string">
            <text:p>date of measurement</text:p>
          </table:table-cell>
          <table:table-cell table:style-name="ce2" office:value-type="string" calcext:value-type="string">
            <text:p>N photopeak (1332 keV)</text:p>
          </table:table-cell>
          <table:table-cell table:style-name="ce2" office:value-type="string" calcext:value-type="string">
            <text:p>dN</text:p>
          </table:table-cell>
          <table:table-cell table:style-name="ce2" office:value-type="string" calcext:value-type="string">
            <text:p>measurement live time (s)</text:p>
          </table:table-cell>
          <table:table-cell table:style-name="ce2" office:value-type="string" calcext:value-type="string">
            <text:p>dt (s)</text:p>
          </table:table-cell>
          <table:table-cell table:style-name="ce2" office:value-type="string" calcext:value-type="string">
            <text:p>time since source calibration (s)</text:p>
          </table:table-cell>
          <table:table-cell table:style-name="ce2" office:value-type="string" calcext:value-type="string">
            <text:p>current source activity (s<text:span text:style-name="T1">-1</text:span>)</text:p>
          </table:table-cell>
          <table:table-cell table:style-name="ce2" office:value-type="string" calcext:value-type="string">
            <text:p>dA (s<text:span text:style-name="T1">-1</text:span>)</text:p>
          </table:table-cell>
          <table:table-cell table:style-name="ce2" office:value-type="string" calcext:value-type="string">
            <text:p>Efficiency</text:p>
          </table:table-cell>
          <table:table-cell table:style-name="ce2" office:value-type="string" calcext:value-type="string">
            <text:p>dEf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re01</text:p>
          </table:table-cell>
          <table:table-cell table:style-name="ce6" office:value-type="date" office:date-value="2014-09-17" calcext:value-type="date">
            <text:p>09/17/2014</text:p>
          </table:table-cell>
          <table:table-cell office:value-type="float" office:value="37052" calcext:value-type="float">
            <text:p>37052</text:p>
          </table:table-cell>
          <table:table-cell table:style-name="ce4" office:value-type="float" office:value="262" calcext:value-type="float">
            <text:p>262</text:p>
          </table:table-cell>
          <table:table-cell table:style-name="ce4" table:formula="of:=[.B11]" office:value-type="float" office:value="5272.0262" calcext:value-type="float">
            <text:p>5272.026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DAYS([.B16]; [.$B$7])*24*3600" office:value-type="float" office:value="230256000" calcext:value-type="float">
            <text:p>230256000</text:p>
          </table:table-cell>
          <table:table-cell table:style-name="ce9" table:formula="of:=[.$B$4]*EXP(-[.G16]/[.$B$6])" office:value-type="float" office:value="14743.9506678057" calcext:value-type="float">
            <text:p>14743.951</text:p>
          </table:table-cell>
          <table:table-cell table:style-name="ce9" table:formula="of:=EXP(-[.G16]/[.$B$6])*SQRT(([.$C$4])^2+([.F16]*[.$B$4]/[.$B$6])^2+([.$C$6]*[.G16]*[.$B$4]/([.$B$6]^2))^2)" office:value-type="float" office:value="147.463913499397" calcext:value-type="float">
            <text:p>147.464</text:p>
          </table:table-cell>
          <table:table-cell table:style-name="ce15" table:formula="of:=[.C16]/([.H16]*[.E16])" office:value-type="float" office:value="0.000476672641484307" calcext:value-type="float">
            <text:p>0.0004767</text:p>
          </table:table-cell>
          <table:table-cell table:style-name="ce15" table:formula="of:=[.J16]*SQRT(([.D16]/[.C16])^2 + ([.F16]/[.E16])^2 + ([.I16]/[.H16])^2)" office:value-type="float" office:value="0.00000583868878480047" calcext:value-type="float">
            <text:p>0.00000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re02</text:p>
          </table:table-cell>
          <table:table-cell table:style-name="ce6" office:value-type="date" office:date-value="2014-09-17" calcext:value-type="date">
            <text:p>09/17/2014</text:p>
          </table:table-cell>
          <table:table-cell office:value-type="float" office:value="37110" calcext:value-type="float">
            <text:p>37110</text:p>
          </table:table-cell>
          <table:table-cell table:style-name="ce4" office:value-type="float" office:value="263" calcext:value-type="float">
            <text:p>263</text:p>
          </table:table-cell>
          <table:table-cell table:style-name="ce4" table:formula="of:=[.B11]" office:value-type="float" office:value="5272.0262" calcext:value-type="float">
            <text:p>5272.026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DAYS([.B17]; [.$B$7])*24*3600" office:value-type="float" office:value="230256000" calcext:value-type="float">
            <text:p>230256000</text:p>
          </table:table-cell>
          <table:table-cell table:style-name="ce9" table:formula="of:=[.$B$4]*EXP(-[.G17]/[.$B$6])" office:value-type="float" office:value="14743.9506678057" calcext:value-type="float">
            <text:p>14743.951</text:p>
          </table:table-cell>
          <table:table-cell table:style-name="ce9" table:formula="of:=EXP(-[.G17]/[.$B$6])*SQRT(([.$C$4])^2+([.F17]*[.$B$4]/[.$B$6])^2+([.$C$6]*[.G17]*[.$B$4]/([.$B$6]^2))^2)" office:value-type="float" office:value="147.463913499397" calcext:value-type="float">
            <text:p>147.464</text:p>
          </table:table-cell>
          <table:table-cell table:style-name="ce15" table:formula="of:=[.C17]/([.H17]*[.E17])" office:value-type="float" office:value="0.000477418809389038" calcext:value-type="float">
            <text:p>0.0004774</text:p>
          </table:table-cell>
          <table:table-cell table:style-name="ce15" table:formula="of:=[.J17]*SQRT(([.D17]/[.C17])^2 + ([.F17]/[.E17])^2 + ([.I17]/[.H17])^2)" office:value-type="float" office:value="0.00000585221264731691" calcext:value-type="float">
            <text:p>0.00000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re03</text:p>
          </table:table-cell>
          <table:table-cell table:style-name="ce6" office:value-type="date" office:date-value="2014-09-17" calcext:value-type="date">
            <text:p>09/17/2014</text:p>
          </table:table-cell>
          <table:table-cell office:value-type="float" office:value="37511" calcext:value-type="float">
            <text:p>37511</text:p>
          </table:table-cell>
          <table:table-cell table:style-name="ce4" office:value-type="float" office:value="264" calcext:value-type="float">
            <text:p>264</text:p>
          </table:table-cell>
          <table:table-cell table:style-name="ce4" table:formula="of:=[.B11]" office:value-type="float" office:value="5272.0262" calcext:value-type="float">
            <text:p>5272.026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DAYS([.B18]; [.$B$7])*24*3600" office:value-type="float" office:value="230256000" calcext:value-type="float">
            <text:p>230256000</text:p>
          </table:table-cell>
          <table:table-cell table:style-name="ce9" table:formula="of:=[.$B$4]*EXP(-[.G18]/[.$B$6])" office:value-type="float" office:value="14743.9506678057" calcext:value-type="float">
            <text:p>14743.951</text:p>
          </table:table-cell>
          <table:table-cell table:style-name="ce9" table:formula="of:=EXP(-[.G18]/[.$B$6])*SQRT(([.$C$4])^2+([.F18]*[.$B$4]/[.$B$6])^2+([.$C$6]*[.G18]*[.$B$4]/([.$B$6]^2))^2)" office:value-type="float" office:value="147.463913499397" calcext:value-type="float">
            <text:p>147.464</text:p>
          </table:table-cell>
          <table:table-cell table:style-name="ce15" table:formula="of:=[.C18]/([.H18]*[.E18])" office:value-type="float" office:value="0.000482577659902781" calcext:value-type="float">
            <text:p>0.0004826</text:p>
          </table:table-cell>
          <table:table-cell table:style-name="ce15" table:formula="of:=[.J18]*SQRT(([.D18]/[.C18])^2 + ([.F18]/[.E18])^2 + ([.I18]/[.H18])^2)" office:value-type="float" office:value="0.00000590178168184244" calcext:value-type="float">
            <text:p>0.00000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re04</text:p>
          </table:table-cell>
          <table:table-cell table:style-name="ce6" office:value-type="date" office:date-value="2014-09-17" calcext:value-type="date">
            <text:p>09/17/2014</text:p>
          </table:table-cell>
          <table:table-cell office:value-type="float" office:value="37432" calcext:value-type="float">
            <text:p>37432</text:p>
          </table:table-cell>
          <table:table-cell table:style-name="ce4" office:value-type="float" office:value="263" calcext:value-type="float">
            <text:p>263</text:p>
          </table:table-cell>
          <table:table-cell table:style-name="ce4" table:formula="of:=[.B11]" office:value-type="float" office:value="5272.0262" calcext:value-type="float">
            <text:p>5272.026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DAYS([.B19]; [.$B$7])*24*3600" office:value-type="float" office:value="230256000" calcext:value-type="float">
            <text:p>230256000</text:p>
          </table:table-cell>
          <table:table-cell table:style-name="ce9" table:formula="of:=[.$B$4]*EXP(-[.G19]/[.$B$6])" office:value-type="float" office:value="14743.9506678057" calcext:value-type="float">
            <text:p>14743.951</text:p>
          </table:table-cell>
          <table:table-cell table:style-name="ce9" table:formula="of:=EXP(-[.G19]/[.$B$6])*SQRT(([.$C$4])^2+([.F19]*[.$B$4]/[.$B$6])^2+([.$C$6]*[.G19]*[.$B$4]/([.$B$6]^2))^2)" office:value-type="float" office:value="147.463913499397" calcext:value-type="float">
            <text:p>147.464</text:p>
          </table:table-cell>
          <table:table-cell table:style-name="ce15" table:formula="of:=[.C19]/([.H19]*[.E19])" office:value-type="float" office:value="0.000481561327756682" calcext:value-type="float">
            <text:p>0.0004816</text:p>
          </table:table-cell>
          <table:table-cell table:style-name="ce15" table:formula="of:=[.J19]*SQRT(([.D19]/[.C19])^2 + ([.F19]/[.E19])^2 + ([.I19]/[.H19])^2)" office:value-type="float" office:value="0.00000588606691148201" calcext:value-type="float">
            <text:p>0.0000059</text:p>
          </table:table-cell>
          <table:table-cell table:number-columns-repeated="10"/>
        </table:table-row>
        <table:table-row table:style-name="ro1">
          <table:table-cell table:style-name="Default" table:number-columns-repeated="3"/>
          <table:table-cell/>
          <table:table-cell table:style-name="ce4" table:number-columns-repeated="3"/>
          <table:table-cell table:style-name="ce9" table:number-columns-repeated="2"/>
          <table:table-cell table:style-name="ce15" table:number-columns-repeated="2"/>
          <table:table-cell table:number-columns-repeated="10"/>
        </table:table-row>
        <table:table-row table:style-name="ro1">
          <table:table-cell table:style-name="Default"/>
          <table:table-cell table:style-name="ce8" office:value-type="string" calcext:value-type="string">
            <text:p>Rel. Efficiency (% 3”x3” NaI)</text:p>
          </table:table-cell>
          <table:table-cell table:style-name="ce2" office:value-type="string" calcext:value-type="string">
            <text:p>Err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re01</text:p>
          </table:table-cell>
          <table:table-cell table:formula="of:=100*[.J16]/0.0012" office:value-type="float" office:value="39.7227201236922" calcext:value-type="float">
            <text:p>39.7</text:p>
          </table:table-cell>
          <table:table-cell table:style-name="ce5" table:formula="of:=[.B22]*([.K16]/[.J16])" office:value-type="float" office:value="0.486557398733373" calcext:value-type="float">
            <text:p>0.5</text:p>
          </table:table-cell>
          <table:table-cell table:number-columns-repeated="6"/>
          <table:table-cell table:style-name="ce15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Core02</text:p>
          </table:table-cell>
          <table:table-cell table:formula="of:=100*[.J17]/0.0012" office:value-type="float" office:value="39.7849007824198" calcext:value-type="float">
            <text:p>39.8</text:p>
          </table:table-cell>
          <table:table-cell table:style-name="ce5" table:formula="of:=[.B23]*([.K17]/[.J17])" office:value-type="float" office:value="0.487684387276409" calcext:value-type="float">
            <text:p>0.5</text:p>
          </table:table-cell>
          <table:table-cell table:number-columns-repeated="6"/>
          <table:table-cell table:style-name="ce15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Core03</text:p>
          </table:table-cell>
          <table:table-cell table:formula="of:=100*[.J18]/0.0012" office:value-type="float" office:value="40.2148049918984" calcext:value-type="float">
            <text:p>40.2</text:p>
          </table:table-cell>
          <table:table-cell table:style-name="ce5" table:formula="of:=[.B24]*([.K18]/[.J18])" office:value-type="float" office:value="0.491815140153536" calcext:value-type="float">
            <text:p>0.5</text:p>
          </table:table-cell>
          <table:table-cell table:number-columns-repeated="6"/>
          <table:table-cell table:style-name="ce15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Core04</text:p>
          </table:table-cell>
          <table:table-cell table:formula="of:=100*[.J19]/0.0012" office:value-type="float" office:value="40.1301106463902" calcext:value-type="float">
            <text:p>40.1</text:p>
          </table:table-cell>
          <table:table-cell table:style-name="ce5" table:formula="of:=[.B25]*([.K19]/[.J19])" office:value-type="float" office:value="0.490505575956834" calcext:value-type="float">
            <text:p>0.5</text:p>
          </table:table-cell>
          <table:table-cell table:number-columns-repeated="6"/>
          <table:table-cell table:style-name="ce15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2:.B25])" office:value-type="float" office:value="39.9631341361001" calcext:value-type="float">
            <text:p>40.0</text:p>
          </table:table-cell>
          <table:table-cell table:style-name="ce5" table:formula="of:=0.25*SQRT([.C22]^2+[.C23]^2+[.C24]^2+[.C25]^2)" office:value-type="float" office:value="0.244572588404795" calcext:value-type="float">
            <text:p>0.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dev</text:p>
          </table:table-cell>
          <table:table-cell table:style-name="ce9" table:formula="of:=STDEV([.B22:.B25])" office:value-type="float" office:value="0.245482789874063" calcext:value-type="float">
            <text:p>0.245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Default" table:number-columns-repeated="3"/>
          <table:table-cell table:number-columns-repeated="18"/>
        </table:table-row>
        <table:table-row table:style-name="ro1">
          <table:table-cell table:style-name="Default" office:value-type="string" calcext:value-type="string">
            <text:p>Run3409</text:p>
          </table:table-cell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ce1" office:value-type="string" calcext:value-type="string">
            <text:p>***Efficiency Tests. Measurements from Maestro for live time and from Radware for photopeak area.***</text:p>
          </table:table-cell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Default"/>
          <table:table-cell table:style-name="ce2" office:value-type="string" calcext:value-type="string">
            <text:p>Source Data</text:p>
          </table:table-cell>
          <table:table-cell table:style-name="ce2" office:value-type="string" calcext:value-type="string">
            <text:p>Err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riginal activity (s<text:span text:style-name="T1">-1</text:span>)</text:p>
          </table:table-cell>
          <table:table-cell table:style-name="ce4" table:formula="of:=38480" office:value-type="float" office:value="38480" calcext:value-type="float">
            <text:p>38480</text:p>
          </table:table-cell>
          <table:table-cell table:formula="of:=0.01*[.B32]" office:value-type="float" office:value="384.8" calcext:value-type="float">
            <text:p>384.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alf life (s)</text:p>
          </table:table-cell>
          <table:table-cell table:formula="of:=5.272*365.25*24*60*60" office:value-type="float" office:value="166371667.2" calcext:value-type="float">
            <text:p>166371667.2</text:p>
          </table:table-cell>
          <table:table-cell table:style-name="ce11" table:formula="of:=0.001*365.25*24*60*60" office:value-type="float" office:value="31557.6" calcext:value-type="float">
            <text:p>31557.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ifetime (s)</text:p>
          </table:table-cell>
          <table:table-cell table:formula="of:=[.B33]/LN(2)" office:value-type="float" office:value="240023579.213869" calcext:value-type="float">
            <text:p>240023579.2</text:p>
          </table:table-cell>
          <table:table-cell table:style-name="ce11" table:formula="of:=[.B34]*([.C33]/[.B33])" office:value-type="float" office:value="45527.9930223576" calcext:value-type="float">
            <text:p>45528.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e of calibration</text:p>
          </table:table-cell>
          <table:table-cell table:style-name="ce6" office:value-type="date" office:date-value="2007-06-01" calcext:value-type="date">
            <text:p>06/01/2007</text:p>
          </table:table-cell>
          <table:table-cell office:value-type="string" calcext:value-type="string">
            <text:p>---</text:p>
          </table:table-cell>
          <table:table-cell table:number-columns-repeated="18"/>
        </table:table-row>
        <table:table-row table:style-name="ro1">
          <table:table-cell/>
          <table:table-cell table:style-name="ce6"/>
          <table:table-cell table:number-columns-repeated="19"/>
        </table:table-row>
        <table:table-row table:style-name="ro1">
          <table:table-cell office:value-type="string" calcext:value-type="string">
            <text:p>Frequency</text:p>
          </table:table-cell>
          <table:table-cell table:style-name="ce7" table:formula="of:=1/(1.4*0.001)" office:value-type="float" office:value="714.285714285714" calcext:value-type="float">
            <text:p>714.285714285714</text:p>
          </table:table-cell>
          <table:table-cell/>
          <table:table-cell table:style-name="ce13" office:value-type="float" office:value="1.4" calcext:value-type="float">
            <text:p>1.40E+000</text:p>
          </table:table-cell>
          <table:table-cell table:formula="of:=0.2/10" office:value-type="float" office:value="0.02" calcext:value-type="float">
            <text:p>0.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umber of pulses recorded</text:p>
          </table:table-cell>
          <table:table-cell table:style-name="ce7" office:value-type="string" calcext:value-type="string">
            <text:p>1.041145e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ve time</text:p>
          </table:table-cell>
          <table:table-cell table:style-name="ce7" table:formula="of:=[.B38]/[.B37]" office:value-type="float" office:value="14576.03" calcext:value-type="float">
            <text:p>14576.03</text:p>
          </table:table-cell>
          <table:table-cell table:number-columns-repeated="19"/>
        </table:table-row>
        <table:table-row table:style-name="ro1">
          <table:table-cell/>
          <table:table-cell table:style-name="ce6"/>
          <table:table-cell table:number-columns-repeated="19"/>
        </table:table-row>
        <table:table-row table:style-name="ro1">
          <table:table-cell table:style-name="ce1" office:value-type="string" calcext:value-type="string">
            <text:p>All Data taken with the source 25 cm below the bottom face of the detector unless otherwise stated</text:p>
          </table:table-cell>
          <table:table-cell table:style-name="ce6"/>
          <table:table-cell table:number-columns-repeated="19"/>
        </table:table-row>
        <table:table-row table:style-name="ro1">
          <table:table-cell table:style-name="Default" office:value-type="string" calcext:value-type="string">
            <text:p>Channel 1</text:p>
          </table:table-cell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Default"/>
          <table:table-cell table:style-name="ce2" office:value-type="string" calcext:value-type="string">
            <text:p>date of measurement</text:p>
          </table:table-cell>
          <table:table-cell table:style-name="ce2" office:value-type="string" calcext:value-type="string">
            <text:p>N photopeak (1332 keV)</text:p>
          </table:table-cell>
          <table:table-cell table:style-name="ce2" office:value-type="string" calcext:value-type="string">
            <text:p>dN</text:p>
          </table:table-cell>
          <table:table-cell table:style-name="ce2" office:value-type="string" calcext:value-type="string">
            <text:p>measurement live time (s)</text:p>
          </table:table-cell>
          <table:table-cell table:style-name="ce2" office:value-type="string" calcext:value-type="string">
            <text:p>dt (s)</text:p>
          </table:table-cell>
          <table:table-cell table:style-name="ce2" office:value-type="string" calcext:value-type="string">
            <text:p>time since source calibration (s)</text:p>
          </table:table-cell>
          <table:table-cell table:style-name="ce2" office:value-type="string" calcext:value-type="string">
            <text:p>current source activity (s<text:span text:style-name="T1">-1</text:span>)</text:p>
          </table:table-cell>
          <table:table-cell table:style-name="ce2" office:value-type="string" calcext:value-type="string">
            <text:p>dA (s<text:span text:style-name="T1">-1</text:span>)</text:p>
          </table:table-cell>
          <table:table-cell table:style-name="ce2" office:value-type="string" calcext:value-type="string">
            <text:p>Efficiency</text:p>
          </table:table-cell>
          <table:table-cell table:style-name="ce2" office:value-type="string" calcext:value-type="string">
            <text:p>dEff</text:p>
          </table:table-cell>
          <table:table-cell/>
          <table:table-cell table:style-name="ce2" office:value-type="string" calcext:value-type="string">
            <text:p>N photopeak (1173 keV)</text:p>
          </table:table-cell>
          <table:table-cell table:style-name="ce2" office:value-type="string" calcext:value-type="string">
            <text:p>dN</text:p>
          </table:table-cell>
          <table:table-cell table:style-name="ce2" office:value-type="string" calcext:value-type="string">
            <text:p>measurement live time (s)</text:p>
          </table:table-cell>
          <table:table-cell table:style-name="ce2" office:value-type="string" calcext:value-type="string">
            <text:p>dt (s)</text:p>
          </table:table-cell>
          <table:table-cell table:style-name="ce2" office:value-type="string" calcext:value-type="string">
            <text:p>time since source calibration (s)</text:p>
          </table:table-cell>
          <table:table-cell table:style-name="ce2" office:value-type="string" calcext:value-type="string">
            <text:p>current source activity (s<text:span text:style-name="T1">-1</text:span>)</text:p>
          </table:table-cell>
          <table:table-cell table:style-name="ce2" office:value-type="string" calcext:value-type="string">
            <text:p>dA (s<text:span text:style-name="T1">-1</text:span>)</text:p>
          </table:table-cell>
          <table:table-cell table:style-name="ce2" office:value-type="string" calcext:value-type="string">
            <text:p>Efficiency</text:p>
          </table:table-cell>
          <table:table-cell table:style-name="ce2" office:value-type="string" calcext:value-type="string">
            <text:p>dEff</text:p>
          </table:table-cell>
        </table:table-row>
        <table:table-row table:style-name="ro1">
          <table:table-cell office:value-type="string" calcext:value-type="string">
            <text:p>Core01</text:p>
          </table:table-cell>
          <table:table-cell table:style-name="ce6" office:value-type="date" office:date-value="2014-09-17" calcext:value-type="date">
            <text:p>09/17/2014</text:p>
          </table:table-cell>
          <table:table-cell office:value-type="float" office:value="102451" calcext:value-type="float">
            <text:p>102451</text:p>
          </table:table-cell>
          <table:table-cell table:style-name="ce4" office:value-type="float" office:value="437" calcext:value-type="float">
            <text:p>437</text:p>
          </table:table-cell>
          <table:table-cell table:style-name="ce4" table:formula="of:=[.B39]" office:value-type="float" office:value="14576.03" calcext:value-type="float">
            <text:p>14576.0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DAYS([.B44]; [.$B$7])*24*3600" office:value-type="float" office:value="230256000" calcext:value-type="float">
            <text:p>230256000</text:p>
          </table:table-cell>
          <table:table-cell table:style-name="ce9" table:formula="of:=[.$B$4]*EXP(-[.G44]/[.$B$6])" office:value-type="float" office:value="14743.9506678057" calcext:value-type="float">
            <text:p>14743.951</text:p>
          </table:table-cell>
          <table:table-cell table:style-name="ce9" table:formula="of:=EXP(-[.G44]/[.$B$6])*SQRT(([.$C$4])^2+([.F44]*[.$B$4]/[.$B$6])^2+([.$C$6]*[.G44]*[.$B$4]/([.$B$6]^2))^2)" office:value-type="float" office:value="147.463913499397" calcext:value-type="float">
            <text:p>147.464</text:p>
          </table:table-cell>
          <table:table-cell table:style-name="ce15" table:formula="of:=[.C44]/([.H44]*[.E44])" office:value-type="float" office:value="0.000476719678166915" calcext:value-type="float">
            <text:p>0.0004767</text:p>
          </table:table-cell>
          <table:table-cell table:style-name="ce15" table:formula="of:=[.J44]*SQRT(([.D44]/[.C44])^2 + ([.F44]/[.E44])^2 + ([.I44]/[.H44])^2)" office:value-type="float" office:value="0.00000518348435465375" calcext:value-type="float">
            <text:p>0.0000052</text:p>
          </table:table-cell>
          <table:table-cell/>
          <table:table-cell table:style-name="ce4" office:value-type="float" office:value="111619" calcext:value-type="float">
            <text:p>111619</text:p>
          </table:table-cell>
          <table:table-cell table:style-name="ce4" office:value-type="float" office:value="467" calcext:value-type="float">
            <text:p>467</text:p>
          </table:table-cell>
          <table:table-cell table:style-name="ce4" table:formula="of:=[.$B$39]" office:value-type="float" office:value="14576.03" calcext:value-type="float">
            <text:p>14576.0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DAYS([.B44]; [.$B$7])*24*3600" office:value-type="float" office:value="230256000" calcext:value-type="float">
            <text:p>230256000</text:p>
          </table:table-cell>
          <table:table-cell table:style-name="ce9" table:formula="of:=[.$B$4]*EXP(-[.Q44]/[.$B$6])" office:value-type="float" office:value="14743.9506678057" calcext:value-type="float">
            <text:p>14743.951</text:p>
          </table:table-cell>
          <table:table-cell table:style-name="ce9" table:formula="of:=EXP(-[.Q44]/[.$B$6])*SQRT(([.$C$4])^2+([.P44]*[.$B$4]/[.$B$6])^2+([.$C$6]*[.Q44]*[.$B$4]/([.$B$6]^2))^2)" office:value-type="float" office:value="147.463913499397" calcext:value-type="float">
            <text:p>147.464</text:p>
          </table:table-cell>
          <table:table-cell table:style-name="ce15" table:formula="of:=[.M44]/([.R44]*[.O44])" office:value-type="float" office:value="0.000519379740142243" calcext:value-type="float">
            <text:p>0.0005194</text:p>
          </table:table-cell>
          <table:table-cell table:style-name="ce15" table:formula="of:=[.T44]*SQRT(([.N44]/[.M44])^2 + ([.P44]/[.O44])^2 + ([.S44]/[.R44])^2)" office:value-type="float" office:value="0.00000563085071730966" calcext:value-type="float">
            <text:p>0.0000056</text:p>
          </table:table-cell>
        </table:table-row>
        <table:table-row table:style-name="ro1">
          <table:table-cell office:value-type="string" calcext:value-type="string">
            <text:p>Core02</text:p>
          </table:table-cell>
          <table:table-cell table:style-name="ce6" office:value-type="date" office:date-value="2014-09-17" calcext:value-type="date">
            <text:p>09/17/2014</text:p>
          </table:table-cell>
          <table:table-cell office:value-type="float" office:value="103207" calcext:value-type="float">
            <text:p>103207</text:p>
          </table:table-cell>
          <table:table-cell table:style-name="ce4" office:value-type="float" office:value="438" calcext:value-type="float">
            <text:p>438</text:p>
          </table:table-cell>
          <table:table-cell table:style-name="ce4" table:formula="of:=[.B39]" office:value-type="float" office:value="14576.03" calcext:value-type="float">
            <text:p>14576.0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DAYS([.B45]; [.$B$7])*24*3600" office:value-type="float" office:value="230256000" calcext:value-type="float">
            <text:p>230256000</text:p>
          </table:table-cell>
          <table:table-cell table:style-name="ce9" table:formula="of:=[.$B$4]*EXP(-[.G45]/[.$B$6])" office:value-type="float" office:value="14743.9506678057" calcext:value-type="float">
            <text:p>14743.951</text:p>
          </table:table-cell>
          <table:table-cell table:style-name="ce9" table:formula="of:=EXP(-[.G45]/[.$B$6])*SQRT(([.$C$4])^2+([.F45]*[.$B$4]/[.$B$6])^2+([.$C$6]*[.G45]*[.$B$4]/([.$B$6]^2))^2)" office:value-type="float" office:value="147.463913499397" calcext:value-type="float">
            <text:p>147.464</text:p>
          </table:table-cell>
          <table:table-cell table:style-name="ce15" table:formula="of:=[.C45]/([.H45]*[.E45])" office:value-type="float" office:value="0.000480237458146556" calcext:value-type="float">
            <text:p>0.0004802</text:p>
          </table:table-cell>
          <table:table-cell table:style-name="ce15" table:formula="of:=[.J45]*SQRT(([.D45]/[.C45])^2 + ([.F45]/[.E45])^2 + ([.I45]/[.H45])^2)" office:value-type="float" office:value="0.00000521768179327635" calcext:value-type="float">
            <text:p>0.0000052</text:p>
          </table:table-cell>
          <table:table-cell/>
          <table:table-cell table:style-name="ce4" office:value-type="float" office:value="111446" calcext:value-type="float">
            <text:p>111446</text:p>
          </table:table-cell>
          <table:table-cell table:style-name="ce4" office:value-type="float" office:value="469" calcext:value-type="float">
            <text:p>469</text:p>
          </table:table-cell>
          <table:table-cell table:style-name="ce4" table:formula="of:=[.$B$39]" office:value-type="float" office:value="14576.03" calcext:value-type="float">
            <text:p>14576.0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DAYS([.B45]; [.$B$7])*24*3600" office:value-type="float" office:value="230256000" calcext:value-type="float">
            <text:p>230256000</text:p>
          </table:table-cell>
          <table:table-cell table:style-name="ce9" table:formula="of:=[.$B$4]*EXP(-[.Q45]/[.$B$6])" office:value-type="float" office:value="14743.9506678057" calcext:value-type="float">
            <text:p>14743.951</text:p>
          </table:table-cell>
          <table:table-cell table:style-name="ce9" table:formula="of:=EXP(-[.Q45]/[.$B$6])*SQRT(([.$C$4])^2+([.P45]*[.$B$4]/[.$B$6])^2+([.$C$6]*[.Q45]*[.$B$4]/([.$B$6]^2))^2)" office:value-type="float" office:value="147.463913499397" calcext:value-type="float">
            <text:p>147.464</text:p>
          </table:table-cell>
          <table:table-cell table:style-name="ce15" table:formula="of:=[.M45]/([.R45]*[.O45])" office:value-type="float" office:value="0.000518574745517272" calcext:value-type="float">
            <text:p>0.0005186</text:p>
          </table:table-cell>
          <table:table-cell table:style-name="ce15" table:formula="of:=[.T45]*SQRT(([.N45]/[.M45])^2 + ([.P45]/[.O45])^2 + ([.S45]/[.R45])^2)" office:value-type="float" office:value="0.00000562702670184437" calcext:value-type="float">
            <text:p>0.0000056</text:p>
          </table:table-cell>
        </table:table-row>
        <table:table-row table:style-name="ro1">
          <table:table-cell office:value-type="string" calcext:value-type="string">
            <text:p>Core03</text:p>
          </table:table-cell>
          <table:table-cell table:style-name="ce6" office:value-type="date" office:date-value="2014-09-17" calcext:value-type="date">
            <text:p>09/17/2014</text:p>
          </table:table-cell>
          <table:table-cell office:value-type="float" office:value="103230" calcext:value-type="float">
            <text:p>103230</text:p>
          </table:table-cell>
          <table:table-cell table:style-name="ce4" office:value-type="float" office:value="439" calcext:value-type="float">
            <text:p>439</text:p>
          </table:table-cell>
          <table:table-cell table:style-name="ce4" table:formula="of:=[.B39]" office:value-type="float" office:value="14576.03" calcext:value-type="float">
            <text:p>14576.0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DAYS([.B46]; [.$B$7])*24*3600" office:value-type="float" office:value="230256000" calcext:value-type="float">
            <text:p>230256000</text:p>
          </table:table-cell>
          <table:table-cell table:style-name="ce9" table:formula="of:=[.$B$4]*EXP(-[.G46]/[.$B$6])" office:value-type="float" office:value="14743.9506678057" calcext:value-type="float">
            <text:p>14743.951</text:p>
          </table:table-cell>
          <table:table-cell table:style-name="ce9" table:formula="of:=EXP(-[.G46]/[.$B$6])*SQRT(([.$C$4])^2+([.F46]*[.$B$4]/[.$B$6])^2+([.$C$6]*[.G46]*[.$B$4]/([.$B$6]^2))^2)" office:value-type="float" office:value="147.463913499397" calcext:value-type="float">
            <text:p>147.464</text:p>
          </table:table-cell>
          <table:table-cell table:style-name="ce15" table:formula="of:=[.C46]/([.H46]*[.E46])" office:value-type="float" office:value="0.000480344480553344" calcext:value-type="float">
            <text:p>0.0004803</text:p>
          </table:table-cell>
          <table:table-cell table:style-name="ce15" table:formula="of:=[.J46]*SQRT(([.D46]/[.C46])^2 + ([.F46]/[.E46])^2 + ([.I46]/[.H46])^2)" office:value-type="float" office:value="0.00000522048615518095" calcext:value-type="float">
            <text:p>0.0000052</text:p>
          </table:table-cell>
          <table:table-cell/>
          <table:table-cell table:style-name="ce4" office:value-type="float" office:value="112085" calcext:value-type="float">
            <text:p>112085</text:p>
          </table:table-cell>
          <table:table-cell table:style-name="ce4" office:value-type="float" office:value="471" calcext:value-type="float">
            <text:p>471</text:p>
          </table:table-cell>
          <table:table-cell table:style-name="ce4" table:formula="of:=[.$B$39]" office:value-type="float" office:value="14576.03" calcext:value-type="float">
            <text:p>14576.0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DAYS([.B46]; [.$B$7])*24*3600" office:value-type="float" office:value="230256000" calcext:value-type="float">
            <text:p>230256000</text:p>
          </table:table-cell>
          <table:table-cell table:style-name="ce9" table:formula="of:=[.$B$4]*EXP(-[.Q46]/[.$B$6])" office:value-type="float" office:value="14743.9506678057" calcext:value-type="float">
            <text:p>14743.951</text:p>
          </table:table-cell>
          <table:table-cell table:style-name="ce9" table:formula="of:=EXP(-[.Q46]/[.$B$6])*SQRT(([.$C$4])^2+([.P46]*[.$B$4]/[.$B$6])^2+([.$C$6]*[.Q46]*[.$B$4]/([.$B$6]^2))^2)" office:value-type="float" office:value="147.463913499397" calcext:value-type="float">
            <text:p>147.464</text:p>
          </table:table-cell>
          <table:table-cell table:style-name="ce15" table:formula="of:=[.M46]/([.R46]*[.O46])" office:value-type="float" office:value="0.00052154810716673" calcext:value-type="float">
            <text:p>0.0005215</text:p>
          </table:table-cell>
          <table:table-cell table:style-name="ce15" table:formula="of:=[.T46]*SQRT(([.N46]/[.M46])^2 + ([.P46]/[.O46])^2 + ([.S46]/[.R46])^2)" office:value-type="float" office:value="0.00000565804766706072" calcext:value-type="float">
            <text:p>0.0000057</text:p>
          </table:table-cell>
        </table:table-row>
        <table:table-row table:style-name="ro1">
          <table:table-cell office:value-type="string" calcext:value-type="string">
            <text:p>Core04</text:p>
          </table:table-cell>
          <table:table-cell table:style-name="ce6" office:value-type="date" office:date-value="2014-09-17" calcext:value-type="date">
            <text:p>09/17/2014</text:p>
          </table:table-cell>
          <table:table-cell office:value-type="float" office:value="104313" calcext:value-type="float">
            <text:p>104313</text:p>
          </table:table-cell>
          <table:table-cell table:style-name="ce4" office:value-type="float" office:value="440" calcext:value-type="float">
            <text:p>440</text:p>
          </table:table-cell>
          <table:table-cell table:style-name="ce4" table:formula="of:=[.B39]" office:value-type="float" office:value="14576.03" calcext:value-type="float">
            <text:p>14576.0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DAYS([.B47]; [.$B$7])*24*3600" office:value-type="float" office:value="230256000" calcext:value-type="float">
            <text:p>230256000</text:p>
          </table:table-cell>
          <table:table-cell table:style-name="ce9" table:formula="of:=[.$B$4]*EXP(-[.G47]/[.$B$6])" office:value-type="float" office:value="14743.9506678057" calcext:value-type="float">
            <text:p>14743.951</text:p>
          </table:table-cell>
          <table:table-cell table:style-name="ce9" table:formula="of:=EXP(-[.G47]/[.$B$6])*SQRT(([.$C$4])^2+([.F47]*[.$B$4]/[.$B$6])^2+([.$C$6]*[.G47]*[.$B$4]/([.$B$6]^2))^2)" office:value-type="float" office:value="147.463913499397" calcext:value-type="float">
            <text:p>147.464</text:p>
          </table:table-cell>
          <table:table-cell table:style-name="ce15" table:formula="of:=[.C47]/([.H47]*[.E47])" office:value-type="float" office:value="0.000485383839968623" calcext:value-type="float">
            <text:p>0.0004854</text:p>
          </table:table-cell>
          <table:table-cell table:style-name="ce15" table:formula="of:=[.J47]*SQRT(([.D47]/[.C47])^2 + ([.F47]/[.E47])^2 + ([.I47]/[.H47])^2)" office:value-type="float" office:value="0.00000526871274263776" calcext:value-type="float">
            <text:p>0.0000053</text:p>
          </table:table-cell>
          <table:table-cell/>
          <table:table-cell table:style-name="ce4" office:value-type="float" office:value="112965" calcext:value-type="float">
            <text:p>112965</text:p>
          </table:table-cell>
          <table:table-cell table:style-name="ce4" office:value-type="float" office:value="471" calcext:value-type="float">
            <text:p>471</text:p>
          </table:table-cell>
          <table:table-cell table:style-name="ce4" table:formula="of:=[.$B$39]" office:value-type="float" office:value="14576.03" calcext:value-type="float">
            <text:p>14576.0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DAYS([.B47]; [.$B$7])*24*3600" office:value-type="float" office:value="230256000" calcext:value-type="float">
            <text:p>230256000</text:p>
          </table:table-cell>
          <table:table-cell table:style-name="ce9" table:formula="of:=[.$B$4]*EXP(-[.Q47]/[.$B$6])" office:value-type="float" office:value="14743.9506678057" calcext:value-type="float">
            <text:p>14743.951</text:p>
          </table:table-cell>
          <table:table-cell table:style-name="ce9" table:formula="of:=EXP(-[.Q47]/[.$B$6])*SQRT(([.$C$4])^2+([.P47]*[.$B$4]/[.$B$6])^2+([.$C$6]*[.Q47]*[.$B$4]/([.$B$6]^2))^2)" office:value-type="float" office:value="147.463913499397" calcext:value-type="float">
            <text:p>147.464</text:p>
          </table:table-cell>
          <table:table-cell table:style-name="ce15" table:formula="of:=[.M47]/([.R47]*[.O47])" office:value-type="float" office:value="0.000525642877513402" calcext:value-type="float">
            <text:p>0.0005256</text:p>
          </table:table-cell>
          <table:table-cell table:style-name="ce15" table:formula="of:=[.T47]*SQRT(([.N47]/[.M47])^2 + ([.P47]/[.O47])^2 + ([.S47]/[.R47])^2)" office:value-type="float" office:value="0.00000569582707243741" calcext:value-type="float">
            <text:p>0.0000057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4" table:number-columns-repeated="3"/>
          <table:table-cell table:style-name="ce9" table:number-columns-repeated="2"/>
          <table:table-cell table:style-name="ce15" table:number-columns-repeated="2"/>
          <table:table-cell table:number-columns-repeated="10"/>
        </table:table-row>
        <table:table-row table:style-name="ro1">
          <table:table-cell table:style-name="Default"/>
          <table:table-cell table:style-name="ce8" office:value-type="string" calcext:value-type="string">
            <text:p>Rel. Efficiency (% 3”x3” NaI)</text:p>
          </table:table-cell>
          <table:table-cell table:style-name="ce2" office:value-type="string" calcext:value-type="string">
            <text:p>Error</text:p>
          </table:table-cell>
          <table:table-cell table:number-columns-repeated="6"/>
          <table:table-cell table:formula="of:=SUM([.J44:.J47])" office:value-type="float" office:value="0.00192268545683544" calcext:value-type="float">
            <text:p>0.0019226855</text:p>
          </table:table-cell>
          <table:table-cell table:formula="of:=SQRT([.K44]^2+[.K45]^2+[.K46]^2+[.K47]^2)" office:value-type="float" office:value="0.0000104453589221097" calcext:value-type="float">
            <text:p>1.04453589221097E-005</text:p>
          </table:table-cell>
          <table:table-cell table:number-columns-repeated="8"/>
          <table:table-cell table:formula="of:=SUM([.T44:.T47])" office:value-type="float" office:value="0.00208514547033965" calcext:value-type="float">
            <text:p>0.0020851455</text:p>
          </table:table-cell>
          <table:table-cell table:formula="of:=SQRT([.U44]^2+[.U45]^2+[.U46]^2+[.U47]^2)" office:value-type="float" office:value="0.0000113060098507713" calcext:value-type="float">
            <text:p>0.000011306</text:p>
          </table:table-cell>
        </table:table-row>
        <table:table-row table:style-name="ro1">
          <table:table-cell office:value-type="string" calcext:value-type="string">
            <text:p>Core01</text:p>
          </table:table-cell>
          <table:table-cell table:formula="of:=100*[.J44]/0.0012" office:value-type="float" office:value="39.7266398472429" calcext:value-type="float">
            <text:p>39.7</text:p>
          </table:table-cell>
          <table:table-cell table:style-name="ce5" table:formula="of:=[.B50]*([.K44]/[.J44])" office:value-type="float" office:value="0.431957029554479" calcext:value-type="float">
            <text:p>0.4</text:p>
          </table:table-cell>
          <table:table-cell table:number-columns-repeated="6"/>
          <table:table-cell table:style-name="ce15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Core02</text:p>
          </table:table-cell>
          <table:table-cell table:formula="of:=100*[.J45]/0.0012" office:value-type="float" office:value="40.0197881788797" calcext:value-type="float">
            <text:p>40.0</text:p>
          </table:table-cell>
          <table:table-cell table:style-name="ce5" table:formula="of:=[.B51]*([.K45]/[.J45])" office:value-type="float" office:value="0.434806816106362" calcext:value-type="float">
            <text:p>0.4</text:p>
          </table:table-cell>
          <table:table-cell table:number-columns-repeated="6"/>
          <table:table-cell table:style-name="ce15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Core03</text:p>
          </table:table-cell>
          <table:table-cell table:formula="of:=100*[.J46]/0.0012" office:value-type="float" office:value="40.0287067127787" calcext:value-type="float">
            <text:p>40.0</text:p>
          </table:table-cell>
          <table:table-cell table:style-name="ce5" table:formula="of:=[.B52]*([.K46]/[.J46])" office:value-type="float" office:value="0.435040512931746" calcext:value-type="float">
            <text:p>0.4</text:p>
          </table:table-cell>
          <table:table-cell table:number-columns-repeated="6"/>
          <table:table-cell table:style-name="ce15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Core04</text:p>
          </table:table-cell>
          <table:table-cell table:formula="of:=100*[.J47]/0.0012" office:value-type="float" office:value="40.4486533307186" calcext:value-type="float">
            <text:p>40.4</text:p>
          </table:table-cell>
          <table:table-cell table:style-name="ce5" table:formula="of:=[.B53]*([.K47]/[.J47])" office:value-type="float" office:value="0.439059395219813" calcext:value-type="float">
            <text:p>0.4</text:p>
          </table:table-cell>
          <table:table-cell table:number-columns-repeated="6"/>
          <table:table-cell table:style-name="ce15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50:.B53])" office:value-type="float" office:value="40.055947017405" calcext:value-type="float">
            <text:p>40.1</text:p>
          </table:table-cell>
          <table:table-cell table:style-name="ce5" table:formula="of:=0.25*SQRT([.C50]^2+[.C51]^2+[.C52]^2+[.C53]^2)" office:value-type="float" office:value="0.217611644210619" calcext:value-type="float">
            <text:p>0.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dev</text:p>
          </table:table-cell>
          <table:table-cell table:style-name="ce9" table:formula="of:=STDEV([.B50:.B53])" office:value-type="float" office:value="0.297047109976485" calcext:value-type="float">
            <text:p>0.297</text:p>
          </table:table-cell>
          <table:table-cell table:style-name="Default"/>
          <table:table-cell table:number-columns-repeated="18"/>
        </table:table-row>
        <table:table-row table:style-name="ro1" table:number-rows-repeated="2">
          <table:table-cell table:style-name="Default" table:number-columns-repeated="3"/>
          <table:table-cell table:number-columns-repeated="18"/>
        </table:table-row>
        <table:table-row table:style-name="ro1">
          <table:table-cell table:style-name="ce1" office:value-type="string" calcext:value-type="string">
            <text:p>All Data taken with the source 25 cm below the bottom face of the detector unless otherwise stated</text:p>
          </table:table-cell>
          <table:table-cell table:style-name="ce6"/>
          <table:table-cell table:number-columns-repeated="19"/>
        </table:table-row>
        <table:table-row table:style-name="ro1">
          <table:table-cell table:style-name="Default" office:value-type="string" calcext:value-type="string">
            <text:p>Channel 1</text:p>
          </table:table-cell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Default"/>
          <table:table-cell table:style-name="ce2" office:value-type="string" calcext:value-type="string">
            <text:p>date of measurement</text:p>
          </table:table-cell>
          <table:table-cell table:style-name="ce2" office:value-type="string" calcext:value-type="string">
            <text:p>N photopeak (1332 keV)</text:p>
          </table:table-cell>
          <table:table-cell table:style-name="ce2" office:value-type="string" calcext:value-type="string">
            <text:p>dN</text:p>
          </table:table-cell>
          <table:table-cell table:style-name="ce2" office:value-type="string" calcext:value-type="string">
            <text:p>measurement live time (s)</text:p>
          </table:table-cell>
          <table:table-cell table:style-name="ce2" office:value-type="string" calcext:value-type="string">
            <text:p>dt (s)</text:p>
          </table:table-cell>
          <table:table-cell table:style-name="ce2" office:value-type="string" calcext:value-type="string">
            <text:p>time since source calibration (s)</text:p>
          </table:table-cell>
          <table:table-cell table:style-name="ce2" office:value-type="string" calcext:value-type="string">
            <text:p>current source activity (s<text:span text:style-name="T1">-1</text:span>)</text:p>
          </table:table-cell>
          <table:table-cell table:style-name="ce2" office:value-type="string" calcext:value-type="string">
            <text:p>dA (s<text:span text:style-name="T1">-1</text:span>)</text:p>
          </table:table-cell>
          <table:table-cell table:style-name="ce2" office:value-type="string" calcext:value-type="string">
            <text:p>Efficiency</text:p>
          </table:table-cell>
          <table:table-cell table:style-name="ce2" office:value-type="string" calcext:value-type="string">
            <text:p>dEff</text:p>
          </table:table-cell>
          <table:table-cell/>
          <table:table-cell table:style-name="ce2" office:value-type="string" calcext:value-type="string">
            <text:p>N photopeak (1173 keV)</text:p>
          </table:table-cell>
          <table:table-cell table:style-name="ce2" office:value-type="string" calcext:value-type="string">
            <text:p>dN</text:p>
          </table:table-cell>
          <table:table-cell table:style-name="ce2" office:value-type="string" calcext:value-type="string">
            <text:p>measurement live time (s)</text:p>
          </table:table-cell>
          <table:table-cell table:style-name="ce2" office:value-type="string" calcext:value-type="string">
            <text:p>dt (s)</text:p>
          </table:table-cell>
          <table:table-cell table:style-name="ce2" office:value-type="string" calcext:value-type="string">
            <text:p>time since source calibration (s)</text:p>
          </table:table-cell>
          <table:table-cell table:style-name="ce2" office:value-type="string" calcext:value-type="string">
            <text:p>current source activity (s<text:span text:style-name="T1">-1</text:span>)</text:p>
          </table:table-cell>
          <table:table-cell table:style-name="ce2" office:value-type="string" calcext:value-type="string">
            <text:p>dA (s<text:span text:style-name="T1">-1</text:span>)</text:p>
          </table:table-cell>
          <table:table-cell table:style-name="ce2" office:value-type="string" calcext:value-type="string">
            <text:p>Efficiency</text:p>
          </table:table-cell>
          <table:table-cell table:style-name="ce2" office:value-type="string" calcext:value-type="string">
            <text:p>dEff</text:p>
          </table:table-cell>
        </table:table-row>
        <table:table-row table:style-name="ro1">
          <table:table-cell office:value-type="string" calcext:value-type="string">
            <text:p>All Cores</text:p>
          </table:table-cell>
          <table:table-cell table:style-name="ce6" office:value-type="date" office:date-value="2014-09-17" calcext:value-type="date">
            <text:p>09/17/2014</text:p>
          </table:table-cell>
          <table:table-cell office:value-type="float" office:value="572944" calcext:value-type="float">
            <text:p>572944</text:p>
          </table:table-cell>
          <table:table-cell table:style-name="ce4" office:value-type="float" office:value="1150" calcext:value-type="float">
            <text:p>1150</text:p>
          </table:table-cell>
          <table:table-cell table:style-name="ce4" table:formula="of:=[.$B$39]" office:value-type="float" office:value="14576.03" calcext:value-type="float">
            <text:p>14576.0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DAYS([.B61]; [.$B$7])*24*3600" office:value-type="float" office:value="230256000" calcext:value-type="float">
            <text:p>230256000</text:p>
          </table:table-cell>
          <table:table-cell table:style-name="ce9" table:formula="of:=[.$B$4]*EXP(-[.G61]/[.$B$6])" office:value-type="float" office:value="14743.9506678057" calcext:value-type="float">
            <text:p>14743.951</text:p>
          </table:table-cell>
          <table:table-cell table:style-name="ce9" table:formula="of:=EXP(-[.G61]/[.$B$6])*SQRT(([.$C$4])^2+([.F61]*[.$B$4]/[.$B$6])^2+([.$C$6]*[.G61]*[.$B$4]/([.$B$6]^2))^2)" office:value-type="float" office:value="147.463913499397" calcext:value-type="float">
            <text:p>147.464</text:p>
          </table:table-cell>
          <table:table-cell table:style-name="ce15" table:formula="of:=[.C61]/([.H61]*[.E61])" office:value-type="float" office:value="0.00266599329716318" calcext:value-type="float">
            <text:p>0.0026660</text:p>
          </table:table-cell>
          <table:table-cell table:style-name="ce15" table:formula="of:=[.J61]*SQRT(([.D61]/[.C61])^2 + ([.F61]/[.E61])^2 + ([.I61]/[.H61])^2)" office:value-type="float" office:value="0.000027195989541896" calcext:value-type="float">
            <text:p>0.0000272</text:p>
          </table:table-cell>
          <table:table-cell/>
          <table:table-cell table:style-name="ce4" office:value-type="float" office:value="615732" calcext:value-type="float">
            <text:p>615732</text:p>
          </table:table-cell>
          <table:table-cell table:style-name="ce4" office:value-type="float" office:value="1302" calcext:value-type="float">
            <text:p>1302</text:p>
          </table:table-cell>
          <table:table-cell table:style-name="ce4" table:formula="of:=[.$B$39]" office:value-type="float" office:value="14576.03" calcext:value-type="float">
            <text:p>14576.0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DAYS([.B61]; [.$B$7])*24*3600" office:value-type="float" office:value="230256000" calcext:value-type="float">
            <text:p>230256000</text:p>
          </table:table-cell>
          <table:table-cell table:style-name="ce9" table:formula="of:=[.$B$4]*EXP(-[.Q61]/[.$B$6])" office:value-type="float" office:value="14743.9506678057" calcext:value-type="float">
            <text:p>14743.951</text:p>
          </table:table-cell>
          <table:table-cell table:style-name="ce9" table:formula="of:=EXP(-[.Q61]/[.$B$6])*SQRT(([.$C$4])^2+([.P61]*[.$B$4]/[.$B$6])^2+([.$C$6]*[.Q61]*[.$B$4]/([.$B$6]^2))^2)" office:value-type="float" office:value="147.463913499397" calcext:value-type="float">
            <text:p>147.464</text:p>
          </table:table-cell>
          <table:table-cell table:style-name="ce15" table:formula="of:=[.M61]/([.R61]*[.O61])" office:value-type="float" office:value="0.00286509219897386" calcext:value-type="float">
            <text:p>0.0028651</text:p>
          </table:table-cell>
          <table:table-cell table:style-name="ce15" table:formula="of:=[.T61]*SQRT(([.N61]/[.M61])^2 + ([.P61]/[.O61])^2 + ([.S61]/[.R61])^2)" office:value-type="float" office:value="0.0000292890990289884" calcext:value-type="float">
            <text:p>0.0000293</text:p>
          </table:table-cell>
        </table:table-row>
        <table:table-row table:style-name="ro1">
          <table:table-cell table:style-name="ce3" office:value-type="string" calcext:value-type="string">
            <text:p>Core02</text:p>
          </table:table-cell>
          <table:table-cell table:style-name="ce10" office:value-type="date" office:date-value="2014-09-17" calcext:value-type="date">
            <text:p>09/17/2014</text:p>
          </table:table-cell>
          <table:table-cell table:style-name="ce12" office:value-type="float" office:value="103207" calcext:value-type="float">
            <text:p>103207</text:p>
          </table:table-cell>
          <table:table-cell table:style-name="ce12" office:value-type="float" office:value="438" calcext:value-type="float">
            <text:p>438</text:p>
          </table:table-cell>
          <table:table-cell table:style-name="ce12" table:formula="of:=[.$B$39]" office:value-type="float" office:value="14576.03" calcext:value-type="float">
            <text:p>14576.03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DAYS([.B62]; [.$B$7])*24*3600" office:value-type="float" office:value="230256000" calcext:value-type="float">
            <text:p>230256000</text:p>
          </table:table-cell>
          <table:table-cell table:style-name="ce14" table:formula="of:=[.$B$4]*EXP(-[.G62]/[.$B$6])" office:value-type="float" office:value="14743.9506678057" calcext:value-type="float">
            <text:p>14743.951</text:p>
          </table:table-cell>
          <table:table-cell table:style-name="ce14" table:formula="of:=EXP(-[.G62]/[.$B$6])*SQRT(([.$C$4])^2+([.F62]*[.$B$4]/[.$B$6])^2+([.$C$6]*[.G62]*[.$B$4]/([.$B$6]^2))^2)" office:value-type="float" office:value="147.463913499397" calcext:value-type="float">
            <text:p>147.464</text:p>
          </table:table-cell>
          <table:table-cell table:style-name="ce16" table:formula="of:=[.C62]/([.H62]*[.E62])" office:value-type="float" office:value="0.000480237458146556" calcext:value-type="float">
            <text:p>0.0004802</text:p>
          </table:table-cell>
          <table:table-cell table:style-name="ce16" table:formula="of:=[.J62]*SQRT(([.D62]/[.C62])^2 + ([.F62]/[.E62])^2 + ([.I62]/[.H62])^2)" office:value-type="float" office:value="0.00000521768179327635" calcext:value-type="float">
            <text:p>0.0000052</text:p>
          </table:table-cell>
          <table:table-cell table:style-name="ce17"/>
          <table:table-cell table:style-name="ce12" office:value-type="float" office:value="111446" calcext:value-type="float">
            <text:p>111446</text:p>
          </table:table-cell>
          <table:table-cell table:style-name="ce12" office:value-type="float" office:value="469" calcext:value-type="float">
            <text:p>469</text:p>
          </table:table-cell>
          <table:table-cell table:style-name="ce12" table:formula="of:=[.$B$39]" office:value-type="float" office:value="14576.03" calcext:value-type="float">
            <text:p>14576.03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DAYS([.B62]; [.$B$7])*24*3600" office:value-type="float" office:value="230256000" calcext:value-type="float">
            <text:p>230256000</text:p>
          </table:table-cell>
          <table:table-cell table:style-name="ce14" table:formula="of:=[.$B$4]*EXP(-[.Q62]/[.$B$6])" office:value-type="float" office:value="14743.9506678057" calcext:value-type="float">
            <text:p>14743.951</text:p>
          </table:table-cell>
          <table:table-cell table:style-name="ce14" table:formula="of:=EXP(-[.Q62]/[.$B$6])*SQRT(([.$C$4])^2+([.P62]*[.$B$4]/[.$B$6])^2+([.$C$6]*[.Q62]*[.$B$4]/([.$B$6]^2))^2)" office:value-type="float" office:value="147.463913499397" calcext:value-type="float">
            <text:p>147.464</text:p>
          </table:table-cell>
          <table:table-cell table:style-name="ce16" table:formula="of:=[.M62]/([.R62]*[.O62])" office:value-type="float" office:value="0.000518574745517272" calcext:value-type="float">
            <text:p>0.0005186</text:p>
          </table:table-cell>
          <table:table-cell table:style-name="ce16" table:formula="of:=[.T62]*SQRT(([.N62]/[.M62])^2 + ([.P62]/[.O62])^2 + ([.S62]/[.R62])^2)" office:value-type="float" office:value="0.00000562702670184438" calcext:value-type="float">
            <text:p>0.0000056</text:p>
          </table:table-cell>
        </table:table-row>
        <table:table-row table:style-name="ro1">
          <table:table-cell table:style-name="ce3" office:value-type="string" calcext:value-type="string">
            <text:p>Core03</text:p>
          </table:table-cell>
          <table:table-cell table:style-name="ce10" office:value-type="date" office:date-value="2014-09-17" calcext:value-type="date">
            <text:p>09/17/2014</text:p>
          </table:table-cell>
          <table:table-cell table:style-name="ce12" office:value-type="float" office:value="103230" calcext:value-type="float">
            <text:p>103230</text:p>
          </table:table-cell>
          <table:table-cell table:style-name="ce12" office:value-type="float" office:value="439" calcext:value-type="float">
            <text:p>439</text:p>
          </table:table-cell>
          <table:table-cell table:style-name="ce12" table:formula="of:=[.$B$39]" office:value-type="float" office:value="14576.03" calcext:value-type="float">
            <text:p>14576.03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DAYS([.B63]; [.$B$7])*24*3600" office:value-type="float" office:value="230256000" calcext:value-type="float">
            <text:p>230256000</text:p>
          </table:table-cell>
          <table:table-cell table:style-name="ce14" table:formula="of:=[.$B$4]*EXP(-[.G63]/[.$B$6])" office:value-type="float" office:value="14743.9506678057" calcext:value-type="float">
            <text:p>14743.951</text:p>
          </table:table-cell>
          <table:table-cell table:style-name="ce14" table:formula="of:=EXP(-[.G63]/[.$B$6])*SQRT(([.$C$4])^2+([.F63]*[.$B$4]/[.$B$6])^2+([.$C$6]*[.G63]*[.$B$4]/([.$B$6]^2))^2)" office:value-type="float" office:value="147.463913499397" calcext:value-type="float">
            <text:p>147.464</text:p>
          </table:table-cell>
          <table:table-cell table:style-name="ce16" table:formula="of:=[.C63]/([.H63]*[.E63])" office:value-type="float" office:value="0.000480344480553344" calcext:value-type="float">
            <text:p>0.0004803</text:p>
          </table:table-cell>
          <table:table-cell table:style-name="ce16" table:formula="of:=[.J63]*SQRT(([.D63]/[.C63])^2 + ([.F63]/[.E63])^2 + ([.I63]/[.H63])^2)" office:value-type="float" office:value="0.00000522048615518096" calcext:value-type="float">
            <text:p>0.0000052</text:p>
          </table:table-cell>
          <table:table-cell table:style-name="ce17"/>
          <table:table-cell table:style-name="ce12" office:value-type="float" office:value="112085" calcext:value-type="float">
            <text:p>112085</text:p>
          </table:table-cell>
          <table:table-cell table:style-name="ce12" office:value-type="float" office:value="471" calcext:value-type="float">
            <text:p>471</text:p>
          </table:table-cell>
          <table:table-cell table:style-name="ce12" table:formula="of:=[.$B$39]" office:value-type="float" office:value="14576.03" calcext:value-type="float">
            <text:p>14576.03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DAYS([.B63]; [.$B$7])*24*3600" office:value-type="float" office:value="230256000" calcext:value-type="float">
            <text:p>230256000</text:p>
          </table:table-cell>
          <table:table-cell table:style-name="ce14" table:formula="of:=[.$B$4]*EXP(-[.Q63]/[.$B$6])" office:value-type="float" office:value="14743.9506678057" calcext:value-type="float">
            <text:p>14743.951</text:p>
          </table:table-cell>
          <table:table-cell table:style-name="ce14" table:formula="of:=EXP(-[.Q63]/[.$B$6])*SQRT(([.$C$4])^2+([.P63]*[.$B$4]/[.$B$6])^2+([.$C$6]*[.Q63]*[.$B$4]/([.$B$6]^2))^2)" office:value-type="float" office:value="147.463913499397" calcext:value-type="float">
            <text:p>147.464</text:p>
          </table:table-cell>
          <table:table-cell table:style-name="ce16" table:formula="of:=[.M63]/([.R63]*[.O63])" office:value-type="float" office:value="0.00052154810716673" calcext:value-type="float">
            <text:p>0.0005215</text:p>
          </table:table-cell>
          <table:table-cell table:style-name="ce16" table:formula="of:=[.T63]*SQRT(([.N63]/[.M63])^2 + ([.P63]/[.O63])^2 + ([.S63]/[.R63])^2)" office:value-type="float" office:value="0.00000565804766706072" calcext:value-type="float">
            <text:p>0.0000057</text:p>
          </table:table-cell>
        </table:table-row>
        <table:table-row table:style-name="ro1">
          <table:table-cell table:style-name="ce3" office:value-type="string" calcext:value-type="string">
            <text:p>Core04</text:p>
          </table:table-cell>
          <table:table-cell table:style-name="ce10" office:value-type="date" office:date-value="2014-09-17" calcext:value-type="date">
            <text:p>09/17/2014</text:p>
          </table:table-cell>
          <table:table-cell table:style-name="ce12" office:value-type="float" office:value="104313" calcext:value-type="float">
            <text:p>104313</text:p>
          </table:table-cell>
          <table:table-cell table:style-name="ce12" office:value-type="float" office:value="440" calcext:value-type="float">
            <text:p>440</text:p>
          </table:table-cell>
          <table:table-cell table:style-name="ce12" table:formula="of:=[.$B$39]" office:value-type="float" office:value="14576.03" calcext:value-type="float">
            <text:p>14576.03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DAYS([.B64]; [.$B$7])*24*3600" office:value-type="float" office:value="230256000" calcext:value-type="float">
            <text:p>230256000</text:p>
          </table:table-cell>
          <table:table-cell table:style-name="ce14" table:formula="of:=[.$B$4]*EXP(-[.G64]/[.$B$6])" office:value-type="float" office:value="14743.9506678057" calcext:value-type="float">
            <text:p>14743.951</text:p>
          </table:table-cell>
          <table:table-cell table:style-name="ce14" table:formula="of:=EXP(-[.G64]/[.$B$6])*SQRT(([.$C$4])^2+([.F64]*[.$B$4]/[.$B$6])^2+([.$C$6]*[.G64]*[.$B$4]/([.$B$6]^2))^2)" office:value-type="float" office:value="147.463913499397" calcext:value-type="float">
            <text:p>147.464</text:p>
          </table:table-cell>
          <table:table-cell table:style-name="ce16" table:formula="of:=[.C64]/([.H64]*[.E64])" office:value-type="float" office:value="0.000485383839968623" calcext:value-type="float">
            <text:p>0.0004854</text:p>
          </table:table-cell>
          <table:table-cell table:style-name="ce16" table:formula="of:=[.J64]*SQRT(([.D64]/[.C64])^2 + ([.F64]/[.E64])^2 + ([.I64]/[.H64])^2)" office:value-type="float" office:value="0.00000526871274263776" calcext:value-type="float">
            <text:p>0.0000053</text:p>
          </table:table-cell>
          <table:table-cell table:style-name="ce17"/>
          <table:table-cell table:style-name="ce12" office:value-type="float" office:value="112965" calcext:value-type="float">
            <text:p>112965</text:p>
          </table:table-cell>
          <table:table-cell table:style-name="ce12" office:value-type="float" office:value="471" calcext:value-type="float">
            <text:p>471</text:p>
          </table:table-cell>
          <table:table-cell table:style-name="ce12" table:formula="of:=[.$B$39]" office:value-type="float" office:value="14576.03" calcext:value-type="float">
            <text:p>14576.03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DAYS([.B64]; [.$B$7])*24*3600" office:value-type="float" office:value="230256000" calcext:value-type="float">
            <text:p>230256000</text:p>
          </table:table-cell>
          <table:table-cell table:style-name="ce14" table:formula="of:=[.$B$4]*EXP(-[.Q64]/[.$B$6])" office:value-type="float" office:value="14743.9506678057" calcext:value-type="float">
            <text:p>14743.951</text:p>
          </table:table-cell>
          <table:table-cell table:style-name="ce14" table:formula="of:=EXP(-[.Q64]/[.$B$6])*SQRT(([.$C$4])^2+([.P64]*[.$B$4]/[.$B$6])^2+([.$C$6]*[.Q64]*[.$B$4]/([.$B$6]^2))^2)" office:value-type="float" office:value="147.463913499397" calcext:value-type="float">
            <text:p>147.464</text:p>
          </table:table-cell>
          <table:table-cell table:style-name="ce16" table:formula="of:=[.M64]/([.R64]*[.O64])" office:value-type="float" office:value="0.000525642877513402" calcext:value-type="float">
            <text:p>0.0005256</text:p>
          </table:table-cell>
          <table:table-cell table:style-name="ce16" table:formula="of:=[.T64]*SQRT(([.N64]/[.M64])^2 + ([.P64]/[.O64])^2 + ([.S64]/[.R64])^2)" office:value-type="float" office:value="0.00000569582707243741" calcext:value-type="float">
            <text:p>0.0000057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4" table:number-columns-repeated="3"/>
          <table:table-cell table:style-name="ce9" table:number-columns-repeated="2"/>
          <table:table-cell table:style-name="ce15" table:number-columns-repeated="2"/>
          <table:table-cell table:number-columns-repeated="10"/>
        </table:table-row>
        <table:table-row table:style-name="ro1">
          <table:table-cell table:style-name="Default"/>
          <table:table-cell table:style-name="ce8" office:value-type="string" calcext:value-type="string">
            <text:p>Rel. Efficiency (% 3”x3” NaI)</text:p>
          </table:table-cell>
          <table:table-cell table:style-name="ce2" office:value-type="string" calcext:value-type="string">
            <text:p>Error</text:p>
          </table:table-cell>
          <table:table-cell table:number-columns-repeated="6"/>
          <table:table-cell table:formula="of:=SUM([.J61:.J64])" office:value-type="float" office:value="0.00411195907583171" calcext:value-type="float">
            <text:p>0.0041119591</text:p>
          </table:table-cell>
          <table:table-cell table:formula="of:=SQRT([.K61]^2+[.K62]^2+[.K63]^2+[.K64]^2)" office:value-type="float" office:value="0.0000286680808586776" calcext:value-type="float">
            <text:p>2.86680808586776E-005</text:p>
          </table:table-cell>
          <table:table-cell table:number-columns-repeated="8"/>
          <table:table-cell table:formula="of:=SUM([.T61:.T64])" office:value-type="float" office:value="0.00443085792917127" calcext:value-type="float">
            <text:p>0.0044308579</text:p>
          </table:table-cell>
          <table:table-cell table:formula="of:=SQRT([.U61]^2+[.U62]^2+[.U63]^2+[.U64]^2)" office:value-type="float" office:value="0.0000308864161222212" calcext:value-type="float">
            <text:p>3.08864161222212E-005</text:p>
          </table:table-cell>
        </table:table-row>
        <table:table-row table:style-name="ro1">
          <table:table-cell office:value-type="string" calcext:value-type="string">
            <text:p>Core01</text:p>
          </table:table-cell>
          <table:table-cell table:formula="of:=100*[.J61]/0.0012" office:value-type="float" office:value="222.166108096932" calcext:value-type="float">
            <text:p>222.2</text:p>
          </table:table-cell>
          <table:table-cell table:style-name="ce5" table:formula="of:=[.B67]*([.K61]/[.J61])" office:value-type="float" office:value="2.26633246182467" calcext:value-type="float">
            <text:p>2.3</text:p>
          </table:table-cell>
          <table:table-cell table:number-columns-repeated="6"/>
          <table:table-cell table:style-name="ce15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Core02</text:p>
          </table:table-cell>
          <table:table-cell table:formula="of:=100*[.J62]/0.0012" office:value-type="float" office:value="40.0197881788797" calcext:value-type="float">
            <text:p>40.0</text:p>
          </table:table-cell>
          <table:table-cell table:style-name="ce5" table:formula="of:=[.B68]*([.K62]/[.J62])" office:value-type="float" office:value="0.434806816106362" calcext:value-type="float">
            <text:p>0.4</text:p>
          </table:table-cell>
          <table:table-cell table:number-columns-repeated="6"/>
          <table:table-cell table:style-name="ce15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Core03</text:p>
          </table:table-cell>
          <table:table-cell table:formula="of:=100*[.J63]/0.0012" office:value-type="float" office:value="40.0287067127787" calcext:value-type="float">
            <text:p>40.0</text:p>
          </table:table-cell>
          <table:table-cell table:style-name="ce5" table:formula="of:=[.B69]*([.K63]/[.J63])" office:value-type="float" office:value="0.435040512931746" calcext:value-type="float">
            <text:p>0.4</text:p>
          </table:table-cell>
          <table:table-cell table:number-columns-repeated="6"/>
          <table:table-cell table:style-name="ce15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Core04</text:p>
          </table:table-cell>
          <table:table-cell table:formula="of:=100*[.J64]/0.0012" office:value-type="float" office:value="40.4486533307186" calcext:value-type="float">
            <text:p>40.4</text:p>
          </table:table-cell>
          <table:table-cell table:style-name="ce5" table:formula="of:=[.B70]*([.K64]/[.J64])" office:value-type="float" office:value="0.439059395219813" calcext:value-type="float">
            <text:p>0.4</text:p>
          </table:table-cell>
          <table:table-cell table:number-columns-repeated="6"/>
          <table:table-cell table:style-name="ce15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67:.B70])" office:value-type="float" office:value="85.6658140798272" calcext:value-type="float">
            <text:p>85.7</text:p>
          </table:table-cell>
          <table:table-cell table:style-name="ce5" table:formula="of:=0.25*SQRT([.C67]^2+[.C68]^2+[.C69]^2+[.C70]^2)" office:value-type="float" office:value="0.597251684555783" calcext:value-type="float">
            <text:p>0.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dev</text:p>
          </table:table-cell>
          <table:table-cell table:style-name="ce9" table:formula="of:=STDEV([.B67:.B70])" office:value-type="float" office:value="91.0004160106758" calcext:value-type="float">
            <text:p>91.000</text:p>
          </table:table-cell>
          <table:table-cell table:style-name="Default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3">
      <number:number number:decimal-places="11" number:min-integer-digits="1"/>
    </number:number-style>
    <number:number-style style:name="N124">
      <number:number number:decimal-places="12" number:min-integer-digits="1"/>
    </number:number-style>
    <number:number-style style:name="N125">
      <number:number number:decimal-places="10" number:min-integer-digits="1"/>
    </number:number-style>
    <number:number-style style:name="N126">
      <number:number number:decimal-places="9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7" number:min-integer-digits="1"/>
    </number:number-style>
    <number:number-style style:name="N129">
      <number:number number:decimal-places="6" number:min-integer-digits="1"/>
    </number:number-style>
    <number:number-style style:name="N130">
      <number:number number:decimal-places="5" number:min-integer-digits="1"/>
    </number:number-style>
    <number:number-style style:name="N131">
      <number:number number:decimal-places="4" number:min-integer-digits="1"/>
    </number:number-style>
    <number:number-style style:name="N132">
      <number:number number:decimal-places="3" number:min-integer-digits="1"/>
    </number:number-style>
    <number:number-style style:name="N133">
      <number:number number:decimal-places="1" number:min-integer-digits="1"/>
    </number:number-style>
    <number:time-style style:name="N134">
      <number:hours number:style="long"/>
    </number:time-style>
    <number:date-style style:name="N135">
      <number:month number:style="long"/>
    </number:date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 (</number:text>
      <number:number number: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0" number:min-integer-digits="1" number:grouping="true"/>
      <number:text> </number:text>
    </number:number-style>
    <number:number-style style:name="N149P1" style:volatile="true">
      <number:text> $(</number:text>
      <number:number number:decimal-places="0" number:min-integer-digits="1" number:grouping="true"/>
      <number:text>)</number:text>
    </number:number-style>
    <number:number-style style:name="N149P2" style:volatile="true">
      <number:text> $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 (</number:text>
      <number:number number:decimal-places="2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number:min-integer-digits="3" number:min-exponent-digits="1"/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On</number:text>
    </number:number-style>
    <number:number-style style:name="N167P1" style:volatile="true">
      <number:text>On</number:text>
    </number:number-style>
    <number:number-style style:name="N167">
      <number:text>Off</number:text>
      <style:map style:condition="value()&gt;0" style:apply-style-name="N167P0"/>
      <style:map style:condition="value()&lt;0" style:apply-style-name="N167P1"/>
    </number:number-style>
    <number:currency-style style:name="N16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9P0"/>
    </number:currency-style>
    <number:number-style style:name="N170">
      <number:number number:decimal-places="0" number:min-integer-digits="5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 style:data-style-name="N2" text:time-value="17:34:58.9468291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2T22:25:27.394880514</meta:creation-date>
    <dc:date>2014-09-23T18:05:48.390492320</dc:date>
    <meta:editing-duration>PT27M3S</meta:editing-duration>
    <meta:editing-cycles>4</meta:editing-cycles>
    <meta:generator>LibreOffice/4.3.0.4$Linux_X86_64 LibreOffice_project/62ad5818884a2fc2e5780dd45466868d41009ec0</meta:generator>
    <meta:document-statistic meta:table-count="1" meta:cell-count="369" meta:object-count="0"/>
  </office:meta>
</office:document-meta>
</file>